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gazyn dany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To po prostu bardzo duża baza danych.</text:p>
              </text:list-item>
              <text:list-item>
                <text:p text:style-name="P2">W najbardziej podstawowej formie magazyn danych to system plików przechowujący dane. To urządzenie pamięci masowej zazwyczaj znajduje się na osobnym komputerze, którego kopię zapasową utworzono na taśmach lub nośniku zewnętrzny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fejsy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terfejsy, których używa się do przesyłania danych w magazynie danych to :</text:p>
              </text:list-item>
              <text:list-item>
                <text:p>ATA 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Został opracowany przez grupę X3T9.2 instytutu ANSI. </text:p>
              </text:list-item>
              <text:list-item>
                <text:p>Opracowany standard jest stosunkowo tani. </text:p>
              </text:list-item>
              <text:list-item>
                <text:p>Znaczki 0 i 1 przy master i slave to adresy logiczne (jakoś trzeba było je identyfikować w systemie binarnym).</text:p>
              </text:list-item>
              <text:list-item>
                <text:p>Posiada całkiem niezłą niezawodność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TA2 również zwiększa prędkość transmisji. </text:p>
              </text:list-item>
              <text:list-item>
                <text:p>ATA2 – jeden master i 1/2/3 slav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RESET</text:p>
              </text:list-item>
              <text:list-item>
                <text:p>2/19/22/24/26/30/40 GND</text:p>
              </text:list-item>
              <text:list-item>
                <text:p>3-18 – Dwukierunkowa linia danych </text:p>
              </text:list-item>
              <text:list-item>
                <text:p>20 – Blokada</text:p>
              </text:list-item>
              <text:list-item>
                <text:p>21 – Żądanie obsługi DMA (Direct Memory Access)</text:p>
              </text:list-item>
              <text:list-item>
                <text:p>23 – Zapis</text:p>
              </text:list-item>
              <text:list-item>
                <text:p>25 – Odczyt</text:p>
              </text:list-item>
              <text:list-item>
                <text:p>27 – Gotowość sterowni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layer="layout" svg:width="25.199cm" svg:height="12.179cm" svg:x="1.4cm" svg:y="4.021cm" presentation:class="outline" presentation:user-transformed="true">
          <draw:text-box>
            <text:list text:style-name="L2">
              <text:list-item>
                <text:p>28 – Synchronizacja RAIDów</text:p>
              </text:list-item>
              <text:list-item>
                <text:p>29 – Potwierdzenie DMA</text:p>
              </text:list-item>
              <text:list-item>
                <text:p>31 – Żądanie obsługi przerwania</text:p>
              </text:list-item>
              <text:list-item>
                <text:p>32 – sygnał transmisji 16-bitowej</text:p>
              </text:list-item>
              <text:list-item>
                <text:p>34 – zakończenie testu przez dysk slave</text:p>
              </text:list-item>
              <text:list-item>
                <text:p>33/35/36 – linia adresowa wyboru rejestru</text:p>
              </text:list-item>
              <text:list-item>
                <text:p>37/38 – wybór rejestrów [komend/sterujących]</text:p>
              </text:list-item>
              <text:list-item>
                <text:p>39 – sygnalizacja aktywności dysk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IO (Programmed Input Output) – Procesem transmisji zarządza CPU. Odczyt wygląda tak : <text:line-break/>1.Wyznacz miejsce<text:line-break/>2. Drive Ready<text:line-break/>3. Wpis do rejestru<text:line-break/>4. Wpis komend (takich jak bit busy oznaczający zajęty bit). <text:line-break/>5. Faktyczny Zapis danych (w pętli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niejsze zużycie energii w porównaniu z równoległymi wersjami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a slajdz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a slajdzie <text:s/>v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iektóre złącza sata przesyłają również dodatkowe zasilanie do większych dyskó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0:13:22.250411162</meta:creation-date>
    <meta:editing-duration>PT31M13S</meta:editing-duration>
    <meta:editing-cycles>6</meta:editing-cycles>
    <meta:generator>LibreOffice/6.4.7.2$Linux_X86_64 LibreOffice_project/40$Build-2</meta:generator>
    <dc:title>Beehive</dc:title>
    <dc:date>2022-03-27T11:08:46.225058893</dc:date>
    <meta:document-statistic meta:object-count="99"/>
    <meta:template xlink:type="simple" xlink:actuate="onRequest" xlink:title="Beehive" xlink:href="../../../../../usr/lib/libreoffice/share/template/common/presnt/Beehive.otp" meta:date="2022-03-27T10:13:21.521977336"/>
  </office:meta>
</office:document-meta>
</file>